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352cm" svg:y="12.7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2.775cm" svg:x2="2.312cm" svg:y2="22.448cm">
            <text:p/>
          </draw:line>
        </draw:g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3.002cm" svg:y="1.5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2.082cm" svg:y="1.5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505cm" svg:y="2.6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055cm" svg:y1="3.559cm" svg:x2="7.894cm" svg:y2="4.618cm" draw:start-shape="id1" draw:start-glue-point="2" draw:end-shape="id2" svg:d="m11055 3559c0 784-3161 255-3161 1059" svg:viewBox="0 0 3162 1060">
          <text:p/>
        </draw:connector>
        <draw:connector draw:style-name="gr6" draw:text-style-name="P4" draw:layer="layout" draw:type="curve" svg:x1="16.217cm" svg:y1="2.446cm" svg:x2="13.605cm" svg:y2="3.102cm" draw:start-shape="id3" draw:start-glue-point="2" draw:end-shape="id1" draw:end-glue-point="1" svg:d="m16217 2446c0 438-870 656-2612 656" svg:viewBox="0 0 2613 657">
          <text:p/>
        </draw:connector>
        <draw:connector draw:style-name="gr6" draw:text-style-name="P4" draw:layer="layout" draw:type="curve" svg:x1="5.521cm" svg:y1="2.4cm" svg:x2="8.505cm" svg:y2="3.102cm" draw:start-shape="id4" draw:start-glue-point="2" draw:end-shape="id1" draw:end-glue-point="3" svg:d="m5521 2400c0 468 994 702 2984 702" svg:viewBox="0 0 2985 703">
          <text:p/>
        </draw:connector>
        <draw:connector draw:style-name="gr6" draw:text-style-name="P4" draw:layer="layout" draw:type="curve" svg:x1="11.055cm" svg:y1="3.559cm" svg:x2="14.369cm" svg:y2="4.6cm" draw:start-shape="id1" draw:start-glue-point="2" draw:end-shape="id5" svg:d="m11055 3559c0 771 3314 251 3314 1041" svg:viewBox="0 0 3315 1042">
          <text:p/>
        </draw:connector>
        <draw:custom-shape draw:style-name="gr7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338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,</text:span><text:span text:style-name="T7"><text:line-break/></text:span><text:span text:style-name="T7">c, +,</text:span></text:p>
            <text:p text:style-name="P1"><text:span text:style-name="T7">[]&lt;-</text:span></text:p>
          </draw:text-box>
        </draw:frame>
        <draw:custom-shape draw:style-name="gr15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299cm" svg:y1="4.672cm" svg:x2="7.299cm" svg:y2="7.7cm">
          <text:p/>
        </draw:line>
        <draw:custom-shape draw:style-name="gr17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682cm" svg:y1="5.4cm" svg:x2="10.099cm" svg:y2="5.4cm">
          <text:p/>
        </draw:line>
        <draw:line draw:style-name="gr16" draw:text-style-name="P4" draw:layer="layout" svg:x1="5.682cm" svg:y1="6.4cm" svg:x2="10.099cm" svg:y2="6.4cm">
          <text:p/>
        </draw:line>
        <draw:frame draw:style-name="gr18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0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5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678cm" svg:y1="4.672cm" svg:x2="13.678cm" svg:y2="7.7cm">
          <text:p/>
        </draw:line>
        <draw:custom-shape draw:style-name="gr17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82cm" svg:y1="5.4cm" svg:x2="16.541cm" svg:y2="5.4cm">
          <text:p/>
        </draw:line>
        <draw:line draw:style-name="gr16" draw:text-style-name="P4" draw:layer="layout" svg:x1="12.182cm" svg:y1="6.4cm" svg:x2="16.541cm" svg:y2="6.4cm">
          <text:p/>
        </draw:line>
        <draw:frame draw:style-name="gr21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0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2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3.134cm" svg:height="0.726cm" svg:x="6.012cm" svg:y="3.5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3.03cm" svg:y="3.5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6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6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0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0" draw:text-style-name="P1" draw:layer="layout" draw:type="curve" svg:x1="15.044cm" svg:y1="7.745cm" svg:x2="15.525cm" svg:y2="11.312cm" draw:start-shape="id10" draw:start-glue-point="2" draw:end-shape="id13" draw:end-glue-point="1" svg:d="m15044 7745c0 2292 497 1910 809 2228s440 1339-328 1339" svg:viewBox="0 0 1055 3568">
          <text:p/>
        </draw:connector>
        <draw:connector draw:style-name="gr20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0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4" draw:text-style-name="P16" draw:layer="layout" svg:width="6.043cm" svg:height="0.726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979cm" svg:y="13.0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63cm" svg:x="7.072cm" svg:y="13.0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586cm" svg:y1="12.023cm" svg:x2="10.586cm" svg:y2="12.77cm" draw:start-shape="id16" draw:start-glue-point="2" draw:end-shape="id17" draw:end-glue-point="0" svg:d="m10586 12023v747" svg:viewBox="0 0 1 748">
          <text:p/>
        </draw:connector>
        <draw:custom-shape draw:style-name="gr30" draw:text-style-name="P1" xml:id="id20" draw:id="id20" draw:layer="layout" svg:width="2.983cm" svg:height="3.272cm" svg:x="16.72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3.009cm" svg:x="16.638cm" svg:y="16.7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/write,</text:span></text:p>
            <text:p><text:span text:style-name="T16">as.data.frame/</text:span></text:p>
            <text:p><text:span text:style-name="T16">write.table,</text:span></text:p>
            <text:p><text:span text:style-name="T16">phylo_data/</text:span><text:span text:style-name="T16"><text:line-break/></text:span><text:span text:style-name="T16">write</text:span></text:p>
          </draw:text-box>
        </draw:frame>
        <draw:custom-shape draw:style-name="gr32" draw:text-style-name="P1" xml:id="id24" draw:id="id24" draw:layer="layout" svg:width="3.386cm" svg:height="2.554cm" svg:x="16.31cm" svg:y="13.0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32cm" svg:y="12.9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&lt;-,</text:span></text:p>
            <text:p><text:span text:style-name="T16">include_metadata,</text:span></text:p>
            <text:p><text:span text:style-name="T16">map_metadata,</text:span></text:p>
            <text:p><text:span text:style-name="T16">metadata_chars</text:span></text:p>
          </draw:text-box>
        </draw:frame>
        <draw:custom-shape draw:style-name="gr32" draw:text-style-name="P1" xml:id="id25" draw:id="id25" draw:layer="layout" svg:width="3.285cm" svg:height="3.246cm" svg:x="5.063cm" svg:y="16.6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009cm" svg:x="4.974cm" svg:y="16.7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, xy_plot,</text:span></text:p>
            <text:p><text:span text:style-name="T16">ci_plot/extract, heat_map, radial_plot, annotated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492cm" svg:y="13.0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488cm" svg:y="13.0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258cm" svg:x="14.464cm" svg:y="16.6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327cm" svg:y="16.7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,</text:span></text:p>
            <text:p><text:span text:style-name="T16">extract,</text:span></text:p>
            <text:p><text:span text:style-name="T16">opm_mcp</text:span></text:p>
          </draw:text-box>
        </draw:frame>
        <draw:custom-shape draw:style-name="gr37" draw:text-style-name="P20" draw:layer="layout" svg:width="7.933cm" svg:height="0.71cm" svg:x="6.987cm" svg:y="14.018cm">
          <text:p text:style-name="P1"><text:span text:style-name="T17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918cm" svg:y="14.6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2cm" svg:height="3.258cm" svg:x="2.492cm" svg:y="16.6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15cm" svg:x="2.43cm" svg:y="16.7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</text:span></text:p>
          </draw:text-box>
          <draw:glue-point draw:id="4" svg:x="-2.49cm" svg:y="4.491cm"/>
        </draw:frame>
        <draw:frame draw:style-name="gr24" draw:text-style-name="P16" draw:layer="layout" svg:width="7.276cm" svg:height="0.726cm" draw:transform="rotate (1.5707963267949) translate (1.464cm 20.9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454cm" svg:y1="19.878cm" svg:x2="15.417cm" svg:y2="20.782cm" draw:start-shape="id18" draw:start-glue-point="2" draw:end-shape="id19" draw:end-glue-point="0" svg:d="m15454 19878-37 904" svg:viewBox="0 0 38 905">
          <text:p/>
        </draw:connector>
        <draw:connector draw:style-name="gr39" draw:text-style-name="P1" draw:layer="layout" draw:type="line" svg:x1="18.214cm" svg:y1="19.892cm" svg:x2="18.214cm" svg:y2="20.744cm" draw:start-shape="id20" draw:start-glue-point="2" draw:end-shape="id21" draw:end-glue-point="0" svg:d="m18214 19892v852" svg:viewBox="0 0 1 853">
          <text:p/>
        </draw:connector>
        <draw:connector draw:style-name="gr40" draw:text-style-name="P1" draw:layer="layout" draw:type="line" svg:x1="5.629cm" svg:y1="14.348cm" svg:x2="6.979cm" svg:y2="14.348cm" draw:start-shape="id22" draw:start-glue-point="1" draw:end-shape="id23" svg:d="m5629 14348h1350" svg:viewBox="0 0 1351 1">
          <text:p/>
        </draw:connector>
        <draw:connector draw:style-name="gr40" draw:text-style-name="P1" draw:layer="layout" draw:type="line" svg:x1="16.31cm" svg:y1="14.35cm" svg:x2="14.964cm" svg:y2="14.348cm" draw:start-shape="id24" draw:start-glue-point="3" draw:end-shape="id23" draw:end-glue-point="1" svg:d="m16310 14350-1346-2" svg:viewBox="0 0 1347 3">
          <text:p/>
        </draw:connector>
        <draw:connector draw:style-name="gr39" draw:text-style-name="P1" draw:layer="layout" draw:line-skew="-0.204cm 0cm -0.175cm" svg:x1="14.245cm" svg:y1="15.617cm" svg:x2="18.214cm" svg:y2="16.62cm" draw:start-shape="id23" draw:start-glue-point="8" draw:end-shape="id20" draw:end-glue-point="0" svg:d="m14245 15617v327h1610v0h2359v676" svg:viewBox="0 0 3970 1004">
          <text:p/>
        </draw:connector>
        <draw:connector draw:style-name="gr39" draw:text-style-name="P1" draw:layer="layout" draw:type="line" svg:x1="6.705cm" svg:y1="19.866cm" svg:x2="6.681cm" svg:y2="20.785cm" draw:start-shape="id25" draw:start-glue-point="2" draw:end-shape="id26" draw:end-glue-point="5" svg:d="m6705 19866-24 919" svg:viewBox="0 0 25 920">
          <text:p/>
        </draw:connector>
        <draw:connector draw:style-name="gr39" draw:text-style-name="P1" draw:layer="layout" draw:type="line" svg:x1="3.638cm" svg:y1="19.878cm" svg:x2="3.641cm" svg:y2="20.782cm" draw:start-shape="id27" draw:start-glue-point="2" draw:end-shape="id26" draw:end-glue-point="4" svg:d="m3638 19878 3 904" svg:viewBox="0 0 4 905">
          <text:p/>
        </draw:connector>
        <draw:custom-shape draw:style-name="gr32" draw:text-style-name="P1" xml:id="id28" draw:id="id28" draw:layer="layout" svg:width="2.308cm" svg:height="3.246cm" svg:x="8.626cm" svg:y="16.6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15cm" svg:x="8.552cm" svg:y="16.7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634cm" svg:y="20.7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808cm" svg:y="2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102cm" svg:y="20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384cm" svg:y="2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2cm" svg:height="3.246cm" svg:x="11.21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09cm" svg:x="11.082cm" svg:y="16.725cm">
          <draw:text-box>
            <text:p><text:span text:style-name="T14">obtain basic information with</text:span><text:span text:style-name="T15"><text:line-break/></text:span><text:span text:style-name="T16">summary,</text:span><text:span text:style-name="T16"><text:line-break/></text:span><text:span text:style-name="T16">metadata,</text:span><text:span text:style-name="T16"><text:line-break/></text:span><text:span text:style-name="T16">aggregated,</text:span><text:span text:style-name="T16"><text:line-break/></text:span><text:span text:style-name="T16">discretized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909cm" svg:y1="12.774cm" svg:x2="13.909cm" svg:y2="12.81cm">
            <text:p/>
          </draw:line>
          <draw:line draw:style-name="gr43" draw:text-style-name="P1" draw:layer="layout" svg:x1="12.768cm" svg:y1="12.774cm" svg:x2="12.768cm" svg:y2="12.81cm">
            <text:p/>
          </draw:line>
          <draw:line draw:style-name="gr43" draw:text-style-name="P1" draw:layer="layout" svg:x1="11.627cm" svg:y1="12.774cm" svg:x2="11.627cm" svg:y2="12.81cm">
            <text:p/>
          </draw:line>
          <draw:line draw:style-name="gr43" draw:text-style-name="P1" draw:layer="layout" svg:x1="10.486cm" svg:y1="12.774cm" svg:x2="10.486cm" svg:y2="12.81cm">
            <text:p/>
          </draw:line>
          <draw:line draw:style-name="gr43" draw:text-style-name="P1" draw:layer="layout" svg:x1="9.345cm" svg:y1="12.774cm" svg:x2="9.345cm" svg:y2="12.81cm">
            <text:p/>
          </draw:line>
          <draw:line draw:style-name="gr43" draw:text-style-name="P1" draw:layer="layout" svg:x1="8.204cm" svg:y1="12.774cm" svg:x2="8.204cm" svg:y2="12.81cm">
            <text:p/>
          </draw:line>
          <draw:line draw:style-name="gr43" draw:text-style-name="P1" draw:layer="layout" svg:x1="7.063cm" svg:y1="12.774cm" svg:x2="7.063cm" svg:y2="12.81cm">
            <text:p/>
          </draw:line>
          <draw:line draw:style-name="gr43" draw:text-style-name="P1" draw:layer="layout" svg:x1="15.048cm" svg:y1="12.774cm" svg:x2="15.048cm" svg:y2="12.81cm">
            <text:p/>
          </draw:line>
        </draw:g>
        <draw:connector draw:style-name="gr39" draw:text-style-name="P1" draw:layer="layout" draw:line-skew="-0.264cm 0.01cm -0.237cm" svg:x1="8.121cm" svg:y1="15.621cm" svg:x2="3.638cm" svg:y2="16.62cm" draw:start-shape="id23" draw:start-glue-point="10" draw:end-shape="id27" draw:end-glue-point="0" svg:d="m8121 15621v263h-2242v-2h-2241v738" svg:viewBox="0 0 4484 1000">
          <text:p/>
        </draw:connector>
        <draw:connector draw:style-name="gr39" draw:text-style-name="P1" draw:layer="layout" draw:line-skew="-0.108cm" svg:x1="9.261cm" svg:y1="15.623cm" svg:x2="7.782cm" svg:y2="16.62cm" draw:start-shape="id23" draw:start-glue-point="6" draw:end-shape="id25" draw:end-glue-point="5" svg:d="m9261 15623v403h-1479v594" svg:viewBox="0 0 1480 998">
          <text:p/>
        </draw:connector>
        <draw:connector draw:style-name="gr39" draw:text-style-name="P1" draw:layer="layout" draw:line-skew="-0.076cm" svg:x1="10.403cm" svg:y1="15.623cm" svg:x2="9.78cm" svg:y2="16.62cm" draw:start-shape="id23" draw:start-glue-point="5" draw:end-shape="id28" draw:end-glue-point="0" svg:d="m10403 15623v435h-623v562" svg:viewBox="0 0 624 998">
          <text:p/>
        </draw:connector>
        <draw:connector draw:style-name="gr39" draw:text-style-name="P1" draw:layer="layout" draw:line-skew="-0.078cm" svg:x1="13.025cm" svg:y1="15.617cm" svg:x2="15.454cm" svg:y2="16.62cm" draw:start-shape="id23" draw:start-glue-point="7" draw:end-shape="id18" draw:end-glue-point="0" svg:d="m13025 15617v439h2429v564" svg:viewBox="0 0 2430 1004">
          <text:p/>
        </draw:connector>
        <draw:connector draw:style-name="gr39" draw:text-style-name="P1" draw:layer="layout" draw:line-skew="-0.068cm" svg:x1="11.525cm" svg:y1="15.623cm" svg:x2="12.699cm" svg:y2="16.62cm" draw:start-shape="id23" draw:start-glue-point="9" draw:end-shape="id29" draw:end-glue-point="0" svg:d="m11525 15623v443h1174v554" svg:viewBox="0 0 1175 998">
          <text:p/>
        </draw:connector>
        <draw:frame draw:style-name="gr44" draw:text-style-name="P22" draw:layer="layout" svg:width="3.338cm" svg:height="1.433cm" svg:x="13.756cm" svg:y="20.7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33cm" svg:x="8.268cm" svg:y="20.7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33cm" svg:x="16.699cm" svg:y="20.7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78cm" svg:y1="19.866cm" svg:x2="9.774cm" svg:y2="20.782cm" draw:start-shape="id28" draw:start-glue-point="2" draw:end-shape="id30" draw:end-glue-point="0" svg:d="m9780 19866-6 916" svg:viewBox="0 0 7 917">
          <text:p/>
        </draw:connector>
        <draw:frame draw:style-name="gr44" draw:text-style-name="P22" draw:layer="layout" svg:width="2.637cm" svg:height="1.433cm" svg:x="4.228cm" svg:y="20.7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10-16T10:34:29</dc:date>
    <dc:creator>Markus Göker</dc:creator>
    <meta:editing-duration>PT9H16M35S</meta:editing-duration>
    <meta:editing-cycles>83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2"/>
  </office:meta>
</office:document-meta>
</file>